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16cm"/>
    </style:style>
    <style:style style:name="co4" style:family="table-column">
      <style:table-column-properties fo:break-before="auto" style:column-width="56.8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ontsevich-Tamarkin proved an equivalence from En to a “Feynman” graph operad. What is the combinatorial version of taking the Drinfeld centre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La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Feynman sum description of a TQFT? What is the precise relationship between the Kontsevich-Tamarkin result and this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Laplante</text:p>
          </table:table-cell>
          <table:table-cell/>
          <table:table-cell office:value-type="string" calcext:value-type="string">
            <text:p>costello “topological cfts and guage theories” “topological cfts and cy categories”; relations to moduli of curves = feynman diagrams</text:p>
          </table:table-cell>
          <table:table-cell office:value-type="string" calcext:value-type="string">
            <text:p>costello’s book</text:p>
          </table:table-cell>
        </table:table-row>
        <table:table-row table:style-name="ro1">
          <table:table-cell office:value-type="string" calcext:value-type="string">
            <text:p>Why don’t you care how the Feynman lines sit inside R^n?</text:p>
          </table:table-cell>
          <table:table-cell office:value-type="string" calcext:value-type="string">
            <text:p>D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iotto recently physics-proved a deformation quantisation for holomorphic-topological theories. Should the appropriate Feynman sums be for lines or strings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Ask Vivek la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should the analogous formality result be in this case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Ask Viv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there a good conceptual reason why O(LX)=HH(O(X)) controls associative algebra deformations of O(X)?i.e. what does End(id_X) have to do with deformations?</text:p>
          </table:table-cell>
          <table:table-cell office:value-type="string" calcext:value-type="string">
            <text:p>DQ</text:p>
          </table:table-cell>
          <table:table-cell table:number-columns-repeated="2"/>
          <table:table-cell office:value-type="string" calcext:value-type="string">
            <text:p>Lie algebra structure is the one on End; this controls deformations of sth; end id = self int diagonal = vector fields</text:p>
          </table:table-cell>
          <table:table-cell/>
        </table:table-row>
        <table:table-row table:style-name="ro1">
          <table:table-cell office:value-type="string" calcext:value-type="string">
            <text:p>What is the physics theory behind multiple zeta values? What about zeta values for an arbitrary root system, or q-MZVs?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Vivek</text:p>
          </table:table-cell>
          <table:table-cell/>
          <table:table-cell office:value-type="string" calcext:value-type="string">
            <text:p>there is a conj of Okounkov; he writes integrals of hilbert schemes points; this ring involves q-MZVs</text:p>
          </table:table-cell>
          <table:table-cell/>
        </table:table-row>
        <table:table-row table:style-name="ro1">
          <table:table-cell office:value-type="string" calcext:value-type="string">
            <text:p>Is there a compactification construction of 2d Yang-Mills?</text:p>
          </table:table-cell>
          <table:table-cell office:value-type="string" calcext:value-type="string">
            <text:p>S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 there a root system analogue of the theory of periods more generally?</text:p>
          </table:table-cell>
          <table:table-cell office:value-type="string" calcext:value-type="string">
            <text:p>S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w do you define the Huang-Lepowsky tensor product on vertex algebra modules factorisably?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har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should be the down-to-Earth definition of a nc E2 algebra, i.e. factorisation algebra on nc R x R or C x C?</text:p>
          </table:table-cell>
          <table:table-cell office:value-type="string" calcext:value-type="string">
            <text:p>KZ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 BM homology of quiver Coulomb branches give the KZ equations in the ADE case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Vanya</text:p>
          </table:table-cell>
          <table:table-cell office:value-type="string" calcext:value-type="string">
            <text:p>KZ = “quantum differential equation” (this is an ordinary differential question) (Frob algebra structure) for Coulomb branch; it’s a symplectic singularity so you can apply MO section on symp sing’s to get stable envelopes; this is a coulomb branch of the 3d/4d quiver theory; this is NOT 4d Chern-Simons, see Costello’s “brane soup” construction for a relation</text:p>
          </table:table-cell>
          <table:table-cell/>
        </table:table-row>
        <table:table-row table:style-name="ro1">
          <table:table-cell office:value-type="string" calcext:value-type="string">
            <text:p>What is meant to be the stable envelope construction for arbitrary CY3s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KZ equation meant to be for Yangians; what type of equations are they? What is the relation to q-KZ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relation between q-difference equations and noncommutative C x C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q-Kazhdan-Lusztig meant to be?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dgeland conjectures a vector bundle with connection, whose Stokes factors are DT invariants. Are the dynamical KZ equations an example of this?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Xiaomeng Xu</text:p>
          </table:table-cell>
          <table:table-cell office:value-type="string" calcext:value-type="string">
            <text:p>Toledano-Laredo</text:p>
          </table:table-cell>
          <table:table-cell office:value-type="string" calcext:value-type="string">
            <text:p>Bridgeland stability is not good for noncompact spaces; use King stability instead; the dynamical parameter = slope parameter for stable envelopes, it’s not really a stability parameter; look at Okounkov’s notes for his lectures (there’s a google site; lecture 13)</text:p>
          </table:table-cell>
          <table:table-cell/>
        </table:table-row>
        <table:table-row table:style-name="ro1">
          <table:table-cell office:value-type="string" calcext:value-type="string">
            <text:p>Why does the DOZZ formula and the Virasoro OPE look so different?</text:p>
          </table:table-cell>
          <table:table-cell office:value-type="string" calcext:value-type="string">
            <text:p>CF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 is a string theory construction of the affine vertex algebra?</text:p>
          </table:table-cell>
          <table:table-cell office:value-type="string" calcext:value-type="string">
            <text:p>VA</text:p>
          </table:table-cell>
          <table:table-cell table:number-columns-repeated="2"/>
          <table:table-cell office:value-type="string" calcext:value-type="string">
            <text:p>Boundary of Chern-Simons</text:p>
          </table:table-cell>
          <table:table-cell/>
        </table:table-row>
        <table:table-row table:style-name="ro1">
          <table:table-cell office:value-type="string" calcext:value-type="string">
            <text:p>Is there a filtered uplift of the Riemann-Hilbert correspondence?</text:p>
          </table:table-cell>
          <table:table-cell office:value-type="string" calcext:value-type="string">
            <text:p>K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 Rep U_q(g) invariants for Rep U_h(g) under “h → h + 2pi i”?</text:p>
          </table:table-cell>
          <table:table-cell office:value-type="string" calcext:value-type="string">
            <text:p>KZS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/00/0000</text:date>, <text:time style:data-style-name="N2" text:time-value="22:56:33.48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4-09-26T23:14:35.286000000</dc:date>
    <meta:editing-duration>PT1H5M18S</meta:editing-duration>
    <meta:editing-cycles>17</meta:editing-cycles>
    <meta:document-statistic meta:table-count="1" meta:cell-count="64" meta:object-count="0"/>
  </office:meta>
</office:document-meta>
</file>